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.5pt" officeooo:rsid="001730cd" officeooo:paragraph-rsid="001730cd" style:font-size-asian="7.5pt" style:font-size-complex="7.5pt"/>
    </style:style>
    <style:style style:name="P2" style:family="paragraph" style:parent-style-name="Standard">
      <style:text-properties fo:font-size="7.5pt" officeooo:rsid="001730cd" officeooo:paragraph-rsid="001d0f08" style:font-size-asian="7.5pt" style:font-size-complex="7.5pt"/>
    </style:style>
    <style:style style:name="P3" style:family="paragraph" style:parent-style-name="Standard">
      <style:text-properties fo:font-size="7.5pt" officeooo:rsid="001730cd" officeooo:paragraph-rsid="001efce1" style:font-size-asian="7.5pt" style:font-size-complex="7.5pt"/>
    </style:style>
    <style:style style:name="P4" style:family="paragraph" style:parent-style-name="Standard">
      <style:text-properties fo:font-size="7.5pt" officeooo:rsid="001730cd" officeooo:paragraph-rsid="0020e85e" style:font-size-asian="7.5pt" style:font-size-complex="7.5pt"/>
    </style:style>
    <style:style style:name="P5" style:family="paragraph" style:parent-style-name="Standard">
      <style:text-properties fo:font-size="7.5pt" officeooo:rsid="001730cd" officeooo:paragraph-rsid="002227e5" style:font-size-asian="7.5pt" style:font-size-complex="7.5pt"/>
    </style:style>
    <style:style style:name="P6" style:family="paragraph" style:parent-style-name="Standard">
      <style:text-properties fo:font-size="7.5pt" officeooo:rsid="001730cd" officeooo:paragraph-rsid="0023d04c" style:font-size-asian="7.5pt" style:font-size-complex="7.5pt"/>
    </style:style>
    <style:style style:name="P7" style:family="paragraph" style:parent-style-name="Standard">
      <style:text-properties fo:font-size="7.5pt" officeooo:rsid="0023d04c" officeooo:paragraph-rsid="0023d04c" style:font-size-asian="7.5pt" style:font-size-complex="7.5pt"/>
    </style:style>
    <style:style style:name="P8" style:family="paragraph" style:parent-style-name="Standard">
      <style:text-properties fo:font-size="7.5pt" officeooo:rsid="0024c05d" officeooo:paragraph-rsid="0024c05d" style:font-size-asian="7.5pt" style:font-size-complex="7.5pt"/>
    </style:style>
    <style:style style:name="T1" style:family="text">
      <style:text-properties officeooo:rsid="0018d322"/>
    </style:style>
    <style:style style:name="T2" style:family="text">
      <style:text-properties officeooo:rsid="001bc93b"/>
    </style:style>
    <style:style style:name="T3" style:family="text">
      <style:text-properties officeooo:rsid="001d0f08"/>
    </style:style>
    <style:style style:name="T4" style:family="text">
      <style:text-properties officeooo:rsid="001efce1"/>
    </style:style>
    <style:style style:name="T5" style:family="text">
      <style:text-properties officeooo:rsid="002227e5"/>
    </style:style>
    <style:style style:name="T6" style:family="text">
      <style:text-properties officeooo:rsid="0023d0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江载旋</text:p>
      <text:p text:style-name="P1">模块名：薪资管理<text:tab/><text:span text:style-name="T1">(salarymanage)</text:span></text:p>
      <text:p text:style-name="P1"><text:tab/>导航下拉名_1：薪资管理<text:tab/><text:span text:style-name="T1">(salarymanage)</text:span></text:p>
      <text:p text:style-name="P1"><text:tab/><text:tab/>导航名_1：基本信息设置<text:tab/><text:span text:style-name="T1">(salarybasic)</text:span></text:p>
      <text:p text:style-name="P1"><text:tab/><text:tab/><text:tab/>功能名称_1: 列表　功能类型：网格<text:tab/><text:span text:style-name="T1">(salarybasic/v1/page/list)</text:span></text:p>
      <text:p text:style-name="P1"><text:tab/><text:tab/><text:tab/><text:tab/>字段名称_1:地区</text:p>
      <text:p text:style-name="P1"><text:tab/><text:tab/><text:tab/><text:tab/>字段名称_2:体系</text:p>
      <text:p text:style-name="P1"><text:tab/><text:tab/><text:tab/><text:tab/>字段名称_3:部门/项目组</text:p>
      <text:p text:style-name="P1"><text:tab/><text:tab/><text:tab/><text:tab/>字段名称_4:岗位</text:p>
      <text:p text:style-name="P1"><text:tab/><text:tab/><text:tab/><text:tab/>字段名称_5:基本工资</text:p>
      <text:p text:style-name="P1"><text:tab/><text:tab/><text:tab/>功能名称_2：增加　功能类型：编辑<text:tab/><text:span text:style-name="T1">(salarybasic/v1/add)</text:span></text:p>
      <text:p text:style-name="P1"><text:tab/><text:tab/><text:tab/><text:tab/>字段名称_1:地区<text:tab/>标签类型：手填下拉框　必填 <text:span text:style-name="T1">(salarybasic/v1/findArea)</text:span></text:p>
      <text:p text:style-name="P1"><text:tab/><text:tab/><text:tab/><text:tab/>字段名称_2:体系<text:tab/>标签类型：手填下拉框　必填 <text:span text:style-name="T2">(salarybasic/v1/status))</text:span></text:p>
      <text:p text:style-name="P1"><text:tab/><text:tab/><text:tab/><text:tab/>字段名称_3:部门/项目组<text:tab/>标签类型：手填下拉框　必填<text:span text:style-name="T2">(salarybasic/thawOpinion/find/)</text:span></text:p>
      <text:p text:style-name="P1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3：编辑　功能类型：编辑<text:tab/><text:span text:style-name="T1">(salarybasic/v1/edit)</text:span></text:p>
      <text:p text:style-name="P2"><text:tab/><text:tab/><text:tab/><text:tab/>字段名称_1:地区<text:tab/>标签类型：手填下拉框　必填 <text:span text:style-name="T1">(salarybasic/v1/findArea)</text:span></text:p>
      <text:p text:style-name="P2"><text:tab/><text:tab/><text:tab/><text:tab/>字段名称_2:体系<text:tab/>标签类型：手填下拉框　必填 <text:span text:style-name="T2">(salarybasic/v1/status))</text:span></text:p>
      <text:p text:style-name="P2"><text:tab/><text:tab/><text:tab/><text:tab/>字段名称_3:部门/项目组<text:tab/>标签类型：手填下拉框　必填<text:span text:style-name="T2">(salarybasic/thawOpinion/find/)</text:span></text:p>
      <text:p text:style-name="P2"><text:tab/><text:tab/><text:tab/><text:tab/>字段名称_4:岗位<text:tab/>标签类型： 手填下拉框　必填 <text:span text:style-name="T2">(salarybasic/v1/find/position)</text:span></text:p>
      <text:p text:style-name="P1"><text:tab/><text:tab/><text:tab/><text:tab/>字段名称_5:基本工资　标签类型：手填　必填</text:p>
      <text:p text:style-name="P1"><text:tab/><text:tab/><text:tab/>功能名称_4：删除　功能类型：删除 <text:span text:style-name="T1">(salarybasic/v1/delete)</text:span></text:p>
      <text:p text:style-name="P1"><text:tab/><text:tab/><text:tab/>功能名称_5: 导入 <text:s/>功能类型：导入 <text:s/><text:span text:style-name="T1">（salarybasic/v1/leadExcel)</text:span></text:p>
      <text:p text:style-name="P1"><text:tab/><text:tab/><text:tab/>功能名称_<text:span text:style-name="T3">6:导出 <text:s/>功能类型：导出　（salarybasic/v1/exportExcel)</text:span></text:p>
      <text:p text:style-name="P1"><text:tab/><text:tab/><text:tab/></text:p>
      <text:p text:style-name="P1"/>
      <text:p text:style-name="P1"/>
      <text:p text:style-name="P1"><text:tab/><text:tab/>　导航名_2：薪资资料 <text:s/><text:span text:style-name="T1">(salaryinformation)</text:span></text:p>
      <text:p text:style-name="P1"><text:tab/><text:tab/><text:tab/>功能名称_1：列表　功能类型：网格<text:span text:style-name="T3">(salaryinformation/page/list)</text:span><text:tab/></text:p>
      <text:p text:style-name="P1"><text:tab/><text:tab/><text:tab/><text:tab/>字段名称_1:计薪周期开始时间　　</text:p>
      <text:p text:style-name="P1"><text:tab/><text:tab/><text:tab/><text:tab/>字段名称_2:计薪周期结束时间<text:tab/> <text:s text:c="4"/></text:p>
      <text:p text:style-name="P1"><text:tab/><text:tab/><text:tab/><text:tab/>字段名称_3:地区</text:p>
      <text:p text:style-name="P1"><text:tab/><text:tab/><text:tab/><text:tab/>字段名称_4:员工编号</text:p>
      <text:p text:style-name="P1"><text:tab/><text:tab/><text:tab/><text:tab/>字段名称_5:姓名</text:p>
      <text:p text:style-name="P1"><text:tab/><text:tab/><text:tab/><text:tab/>字段名称_6:体系</text:p>
      <text:p text:style-name="P1"><text:tab/><text:tab/><text:tab/><text:tab/>字段名称_7:部门/项目组</text:p>
      <text:p text:style-name="P1"><text:tab/><text:tab/><text:tab/><text:tab/>字段名称_8:岗位</text:p>
      <text:p text:style-name="P1"><text:tab/><text:tab/><text:tab/><text:tab/>字段名称_9:岗位层级</text:p>
      <text:p text:style-name="P1"><text:tab/><text:tab/><text:tab/><text:tab/>字段名称_10:管理层级</text:p>
      <text:p text:style-name="P1"><text:tab/><text:tab/><text:tab/><text:tab/>字段名称_11:技能项</text:p>
      <text:p text:style-name="P1"><text:tab/><text:tab/><text:tab/><text:tab/>字段名称_12:技能专业</text:p>
      <text:p text:style-name="P1"><text:tab/><text:tab/><text:tab/><text:tab/>字段名称_13:技能级别</text:p>
      <text:p text:style-name="P1"><text:tab/><text:tab/><text:tab/><text:tab/>字段名称_14:入职时间</text:p>
      <text:p text:style-name="P1"><text:tab/><text:tab/><text:tab/><text:tab/>字段名称_15:转正时间</text:p>
      <text:p text:style-name="P1"><text:tab/><text:tab/><text:tab/><text:tab/>字段名称_16:在职时间（月）</text:p>
      <text:p text:style-name="P1"><text:tab/><text:tab/><text:tab/><text:tab/>工资构成</text:p>
      <text:p text:style-name="P1"><text:tab/><text:tab/><text:tab/><text:tab/><text:tab/>字段名称_17:基本工资</text:p>
      <text:p text:style-name="P1"><text:tab/><text:tab/><text:tab/><text:tab/><text:tab/>字段名称_18:岗位工资</text:p>
      <text:p text:style-name="P1"><text:tab/><text:tab/><text:tab/><text:tab/><text:tab/>字段名称_19:技能工资</text:p>
      <text:p text:style-name="P1"><text:tab/><text:tab/><text:tab/><text:tab/><text:tab/>字段名称_20:管理工资</text:p>
      <text:p text:style-name="P1"><text:tab/><text:tab/><text:tab/><text:tab/><text:tab/>字段名称_21:技能职衔补助</text:p>
      <text:p text:style-name="P1"><text:tab/><text:tab/><text:tab/><text:tab/><text:tab/>字段名称_22:管理等级职衔补助</text:p>
      <text:p text:style-name="P1"><text:tab/><text:tab/><text:tab/><text:tab/><text:tab/>字段名称_23:工龄职衔补助</text:p>
      <text:p text:style-name="P1"><text:tab/><text:tab/><text:tab/><text:tab/><text:tab/>字段名称_24:职衔补助总额</text:p>
      <text:p text:style-name="P1"><text:tab/><text:tab/><text:tab/><text:tab/><text:tab/>字段名称_25:项目津贴</text:p>
      <text:p text:style-name="P1"><text:tab/><text:tab/><text:tab/><text:tab/>字段名称_26:定薪（不包含岗位工资)</text:p>
      <text:p text:style-name="P1"><text:tab/><text:tab/><text:tab/><text:tab/>字段名称_27:工资</text:p>
      <text:p text:style-name="P1"><text:tab/><text:tab/><text:tab/><text:tab/>公司补助</text:p>
      <text:p text:style-name="P1"><text:tab/><text:tab/><text:tab/><text:tab/><text:tab/>字段名称_28:电脑补助</text:p>
      <text:p text:style-name="P1"><text:tab/><text:tab/><text:tab/><text:tab/><text:tab/>字段名称_29:住宿补助</text:p>
      <text:p text:style-name="P1"><text:tab/><text:tab/><text:tab/><text:tab/><text:tab/>字段名称_30:工龄补助</text:p>
      <text:p text:style-name="P1"><text:tab/><text:tab/><text:tab/><text:tab/><text:tab/>字段名称_31:高温补贴</text:p>
      <text:p text:style-name="P1"><text:tab/><text:tab/><text:tab/><text:tab/>字段名称_32:工资总额</text:p>
      <text:p text:style-name="P1"><text:tab/><text:tab/><text:tab/><text:tab/>综合扣款情况</text:p>
      <text:p text:style-name="P1"><text:tab/><text:tab/><text:tab/><text:tab/><text:tab/>字段名称_33:扣社保</text:p>
      <text:p text:style-name="P1"><text:soft-page-break/><text:tab/><text:tab/><text:tab/><text:tab/><text:tab/>字段名称_34:社保补助</text:p>
      <text:p text:style-name="P1"><text:tab/><text:tab/><text:tab/><text:tab/><text:tab/>字段名称_35:水电费</text:p>
      <text:p text:style-name="P1"><text:tab/><text:tab/><text:tab/><text:tab/><text:tab/>字段名称_36:个税</text:p>
      <text:p text:style-name="P1"><text:tab/><text:tab/><text:tab/><text:tab/><text:tab/>字段名称_37:奖励处罚得分汇总</text:p>
      <text:p text:style-name="P1"><text:tab/><text:tab/><text:tab/><text:tab/><text:tab/>字段名称_38:奖励处罚费用汇总</text:p>
      <text:p text:style-name="P1"><text:tab/><text:tab/><text:tab/><text:tab/>正常工作日</text:p>
      <text:p text:style-name="P1"><text:tab/><text:tab/><text:tab/><text:tab/><text:tab/>字段名称_39:出勤天数</text:p>
      <text:p text:style-name="P1"><text:tab/><text:tab/><text:tab/><text:tab/><text:tab/>字段名称_39:请假天数</text:p>
      <text:p text:style-name="P1"><text:tab/><text:tab/><text:tab/><text:tab/><text:tab/>字段名称_40:旷工天数</text:p>
      <text:p text:style-name="P1"><text:tab/><text:tab/><text:tab/><text:tab/><text:tab/>字段名称_41:未完成任务工时</text:p>
      <text:p text:style-name="P1"><text:tab/><text:tab/><text:tab/><text:tab/><text:tab/>字段名称_42:加班天数</text:p>
      <text:p text:style-name="P1"><text:tab/><text:tab/><text:tab/><text:tab/>法定节假日</text:p>
      <text:p text:style-name="P1"><text:tab/><text:tab/><text:tab/><text:tab/><text:tab/>字段名称_43:实际休息天数</text:p>
      <text:p text:style-name="P1"><text:tab/><text:tab/><text:tab/><text:tab/><text:tab/>字段名称_44:加班天数</text:p>
      <text:p text:style-name="P1"><text:tab/><text:tab/><text:tab/><text:tab/>正常休息天数</text:p>
      <text:p text:style-name="P1"><text:tab/><text:tab/><text:tab/><text:tab/><text:tab/>字段名称_45:实际休息天数</text:p>
      <text:p text:style-name="P1"><text:tab/><text:tab/><text:tab/><text:tab/><text:tab/>字段名称_46:加班天数</text:p>
      <text:p text:style-name="P1"><text:tab/><text:tab/><text:tab/><text:tab/>字段名称_47:剩余加班天数</text:p>
      <text:p text:style-name="P1"><text:tab/><text:tab/><text:tab/><text:tab/>字段名称_48:加班抵事假和其他假的天数</text:p>
      <text:p text:style-name="P1"><text:tab/><text:tab/><text:tab/><text:tab/>字段名称_49:抵扣事假和其他假后剩余加班天数</text:p>
      <text:p text:style-name="P1"><text:tab/><text:tab/><text:tab/><text:tab/>字段名称_50:月工作日</text:p>
      <text:p text:style-name="P1"><text:tab/><text:tab/><text:tab/><text:tab/>字段名称_51:可享受带薪天数</text:p>
      <text:p text:style-name="P1"><text:tab/><text:tab/><text:tab/><text:tab/>字段名称_52:备注</text:p>
      <text:p text:style-name="P1"/>
      <text:p text:style-name="P1"/>
      <text:p text:style-name="P1"><text:tab/><text:tab/><text:tab/>功能名称_2：增加<text:tab/>功能类型：编辑<text:span text:style-name="T3">(salaryinformation/v1/add)</text:span></text:p>
      <text:p text:style-name="P1"><text:tab/><text:tab/><text:tab/><text:tab/>字段名称_1:计薪周期开始时间　　标签类型：日期框　必填<text:span text:style-name="T4">(参考格式 2017-02-01)</text:span></text:p>
      <text:p text:style-name="P3"><text:tab/><text:tab/><text:tab/><text:tab/>字段名称_2:计薪周期结束时间　　标签类型：日期框　必填<text:span text:style-name="T4">(参考格式 2017-02-01)</text:span><text:tab/> <text:s text:c="4"/></text:p>
      <text:p text:style-name="P1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 文本框　必填 </text:p>
      <text:p text:style-name="P4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4"><text:tab/><text:tab/><text:tab/><text:tab/>字段名称_7:部门/项目组<text:tab/><text:tab/>标签类型　文本框　必填<text:span text:style-name="T4">(salaryinformation/v1/find/entryBasic)</text:span></text:p>
      <text:p text:style-name="P4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1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5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soft-page-break/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/>
      <text:p text:style-name="P1"/>
      <text:p text:style-name="P1"><text:tab/><text:tab/><text:tab/>功能名称_3:编辑<text:tab/><text:tab/>功能类型：编辑<text:span text:style-name="T6">(salaryinformation/v1/edit)</text:span></text:p>
      <text:p text:style-name="P6"><text:tab/><text:tab/><text:tab/><text:tab/>字段名称_1:计薪周期开始时间　　标签类型：日期框　必填<text:span text:style-name="T4">(参考格式 2017-02-01)</text:span></text:p>
      <text:p text:style-name="P6"><text:tab/><text:tab/><text:tab/><text:tab/>字段名称_2:计薪周期结束时间　　标签类型：日期框　必填<text:span text:style-name="T6">(参考格式 2017-02-01)</text:span> <text:s text:c="2"/></text:p>
      <text:p text:style-name="P6"><text:tab/><text:tab/><text:tab/><text:tab/>字段名称_3:地区<text:tab/><text:tab/>　　　　标签类型：文本框　必填<text:span text:style-name="T4">(salaryinformation/v1/find/entryBasic)</text:span></text:p>
      <text:p text:style-name="P1"><text:tab/><text:tab/><text:tab/><text:tab/>字段名称_4:员工编号<text:tab/><text:tab/>标签类型：文本框　必填</text:p>
      <text:p text:style-name="P6"><text:tab/><text:tab/><text:tab/><text:tab/>字段名称_5:姓名<text:tab/><text:tab/><text:tab/>标签类型：文本框　必填<text:span text:style-name="T4">(salaryinformation/v1/find/entryBasic)</text:span></text:p>
      <text:p text:style-name="P1"><text:tab/><text:tab/><text:tab/><text:tab/>字段名称_6:体系<text:tab/><text:tab/><text:tab/>标签类型　文本框　必填</text:p>
      <text:p text:style-name="P1"><text:tab/><text:tab/><text:tab/><text:tab/>字段名称_7:部门/项目组<text:tab/><text:tab/>标签类型　文本框　必填</text:p>
      <text:p text:style-name="P6"><text:tab/><text:tab/><text:tab/><text:tab/>字段名称_8:岗位<text:tab/><text:tab/><text:tab/>标签类型　文本框　必填<text:span text:style-name="T4">(salaryinformation/v1/find/entryBasic)</text:span></text:p>
      <text:p text:style-name="P1"><text:tab/><text:tab/><text:tab/><text:tab/>字段名称_9:岗位层级<text:tab/><text:tab/>标签类型　文本框　必填</text:p>
      <text:p text:style-name="P6"><text:tab/><text:tab/><text:tab/><text:tab/>字段名称_10:管理层级<text:tab/><text:tab/>标签类型　文本框　必填<text:span text:style-name="T5">(salaryinformation/v1/find/level/{id})</text:span></text:p>
      <text:p text:style-name="P1"><text:tab/><text:tab/><text:tab/><text:tab/>字段名称_11:技能项<text:tab/><text:tab/>标签类型　文本框　必填</text:p>
      <text:p text:style-name="P1"><text:tab/><text:tab/><text:tab/><text:tab/>字段名称_12:技能专业<text:tab/><text:tab/>标签类型　文本框　必填</text:p>
      <text:p text:style-name="P1"><text:tab/><text:tab/><text:tab/><text:tab/>字段名称_13:技能级别<text:tab/><text:tab/>标签类型　文本框　必填</text:p>
      <text:p text:style-name="P6"><text:tab/><text:tab/><text:tab/><text:tab/>字段名称_14:入职时间<text:tab/><text:tab/>标签类型　日期框　必填<text:span text:style-name="T4">(salaryinformation/v1/find/entryBasic)</text:span></text:p>
      <text:p text:style-name="P1"><text:tab/><text:tab/><text:tab/><text:tab/>字段名称_15:转正时间<text:tab/><text:tab/>标签类型　日期框　非必填</text:p>
      <text:p text:style-name="P1"><text:tab/><text:tab/><text:tab/><text:tab/>字段名称_16:在职时间（月）<text:tab/>标签类型　文本框　必填</text:p>
      <text:p text:style-name="P1"><text:tab/><text:tab/><text:tab/><text:tab/>工资构成<text:tab/><text:tab/><text:tab/></text:p>
      <text:p text:style-name="P1"><text:tab/><text:tab/><text:tab/><text:tab/><text:tab/>字段名称_17:基本工资<text:tab/>标签类型　数字框　必填</text:p>
      <text:p text:style-name="P1"><text:tab/><text:tab/><text:tab/><text:tab/><text:tab/>字段名称_18:岗位工资<text:tab/>标签类型　数字框　必填</text:p>
      <text:p text:style-name="P1"><text:tab/><text:tab/><text:tab/><text:tab/><text:tab/>字段名称_19:技能工资<text:tab/>标签类型　数字框　必填</text:p>
      <text:p text:style-name="P1"/>
      <text:p text:style-name="P1"><text:tab/><text:tab/><text:tab/><text:tab/><text:tab/>字段名称_20:管理工资<text:tab/>标签类型　数字框　必填</text:p>
      <text:p text:style-name="P1"><text:tab/><text:tab/><text:tab/><text:tab/><text:tab/>字段名称_21:技能职衔补助　标签类型　数字框　必填</text:p>
      <text:p text:style-name="P1"><text:tab/><text:tab/><text:tab/><text:tab/><text:tab/>字段名称_22:管理等级职衔补助　标签类型　数字框　必填<text:tab/></text:p>
      <text:p text:style-name="P1"><text:tab/><text:tab/><text:tab/><text:tab/><text:tab/>字段名称_23:工龄职衔补助　标签类型　数字框　必填</text:p>
      <text:p text:style-name="P1"><text:tab/><text:tab/><text:tab/><text:tab/><text:tab/>字段名称_24:职衔补助总额　标签类型　数字框　必填</text:p>
      <text:p text:style-name="P1"><text:tab/><text:tab/><text:tab/><text:tab/><text:tab/>字段名称_25:项目津贴<text:tab/>　　标签类型　数字框　必填</text:p>
      <text:p text:style-name="P1"><text:tab/><text:tab/><text:tab/><text:tab/>字段名称_26:定薪（不包含岗位工资) <text:s text:c="2"/>标签类型　数字框　必填</text:p>
      <text:p text:style-name="P1"><text:tab/><text:tab/><text:tab/><text:tab/>字段名称_27:工资<text:tab/><text:tab/>　　标签类型　数字框　必填</text:p>
      <text:p text:style-name="P1"><text:tab/><text:tab/><text:tab/><text:tab/>公司补助</text:p>
      <text:p text:style-name="P1"><text:tab/><text:tab/><text:tab/><text:tab/><text:tab/>字段名称_28:电脑补助<text:tab/>　　标签类型　数字框　必填</text:p>
      <text:p text:style-name="P1"><text:tab/><text:tab/><text:tab/><text:tab/><text:tab/>字段名称_29:住宿补助　　　　标签类型　数字框　必填</text:p>
      <text:p text:style-name="P1"><text:tab/><text:tab/><text:tab/><text:tab/><text:tab/>字段名称_30:工龄补助<text:tab/>　　标签类型　数字框　必填</text:p>
      <text:p text:style-name="P1"><text:tab/><text:tab/><text:tab/><text:tab/><text:tab/>字段名称_31:高温补贴　　　　标签类型　数字框　必填</text:p>
      <text:p text:style-name="P1"><text:tab/><text:tab/><text:tab/><text:tab/>字段名称_32:工资总额　　　　　　　　标签类型　数字框　必填</text:p>
      <text:p text:style-name="P1"><text:tab/><text:tab/><text:tab/><text:tab/>综合扣款情况</text:p>
      <text:p text:style-name="P1"><text:tab/><text:tab/><text:tab/><text:tab/><text:tab/>字段名称_33:扣社保　　　　　标签类型　数字框　必填</text:p>
      <text:p text:style-name="P1"><text:tab/><text:tab/><text:tab/><text:tab/><text:tab/>字段名称_34:社保补助　　　　标签类型　数字框　必填</text:p>
      <text:p text:style-name="P1"><text:tab/><text:tab/><text:tab/><text:tab/><text:tab/>字段名称_35:水电费　　　　　标签类型　数字框　必填</text:p>
      <text:p text:style-name="P1"><text:tab/><text:tab/><text:tab/><text:tab/><text:tab/>字段名称_36:个税　　　　　　标签类型　单选下拉框　（是或否）必填</text:p>
      <text:p text:style-name="P1"><text:tab/><text:tab/><text:tab/><text:tab/><text:tab/>字段名称_37:奖励处罚得分汇总　　标签类型　数字框　必填</text:p>
      <text:p text:style-name="P1"><text:tab/><text:tab/><text:tab/><text:tab/><text:tab/>字段名称_38:奖励处罚费用汇总　　标签类型　数字框　必填</text:p>
      <text:p text:style-name="P1"><text:tab/><text:tab/><text:tab/><text:tab/>正常工作日</text:p>
      <text:p text:style-name="P1"><text:tab/><text:tab/><text:tab/><text:tab/><text:tab/>字段名称_39:出勤天数<text:tab/><text:tab/>标签类型　数字框　必填</text:p>
      <text:p text:style-name="P1"><text:soft-page-break/><text:tab/><text:tab/><text:tab/><text:tab/><text:tab/>字段名称_39:请假天数<text:tab/><text:tab/>标签类型　数字框　必填</text:p>
      <text:p text:style-name="P1"><text:tab/><text:tab/><text:tab/><text:tab/><text:tab/>字段名称_40:旷工天数<text:tab/><text:tab/>标签类型　数字框　必填</text:p>
      <text:p text:style-name="P1"><text:tab/><text:tab/><text:tab/><text:tab/><text:tab/>字段名称_41:未完成任务工时　　　标签类型　数字框　必填</text:p>
      <text:p text:style-name="P1"><text:tab/><text:tab/><text:tab/><text:tab/><text:tab/>字段名称_42:加班天数　　　　　　标签类型　数字框　必填</text:p>
      <text:p text:style-name="P1"><text:tab/><text:tab/><text:tab/><text:tab/>法定节假日</text:p>
      <text:p text:style-name="P1"><text:tab/><text:tab/><text:tab/><text:tab/><text:tab/>字段名称_43:实际休息天数　　　　标签类型　数字框　必填</text:p>
      <text:p text:style-name="P1"><text:tab/><text:tab/><text:tab/><text:tab/><text:tab/>字段名称_44:加班天数　　　　　　标签类型　数字框　必填</text:p>
      <text:p text:style-name="P1"><text:tab/><text:tab/><text:tab/><text:tab/>正常休息天数</text:p>
      <text:p text:style-name="P1"><text:tab/><text:tab/><text:tab/><text:tab/><text:tab/>字段名称_45:实际休息天数　　　　标签类型　数字框　必填</text:p>
      <text:p text:style-name="P1"><text:tab/><text:tab/><text:tab/><text:tab/><text:tab/>字段名称_46:加班天数　　　　　　标签类型　数字框　必填</text:p>
      <text:p text:style-name="P1"><text:tab/><text:tab/><text:tab/><text:tab/>字段名称_47:剩余加班天数　　　　　　　　标签类型　数字框　必填</text:p>
      <text:p text:style-name="P1"><text:tab/><text:tab/><text:tab/><text:tab/>字段名称_48:加班抵事假和其他假的天数　　标签类型　数字框　必填</text:p>
      <text:p text:style-name="P1"><text:tab/><text:tab/><text:tab/><text:tab/>字段名称_49:抵扣事假和其他假后剩余加班天数　标签类型　文本框　必填</text:p>
      <text:p text:style-name="P1"><text:tab/><text:tab/><text:tab/><text:tab/>字段名称_50:月工作日　　　　<text:tab/><text:tab/>标签类型　数字框　必填</text:p>
      <text:p text:style-name="P1"><text:tab/><text:tab/><text:tab/><text:tab/>字段名称_51:可享受带薪天数　　　　　　　标签类型　数字框　必填</text:p>
      <text:p text:style-name="P1"><text:tab/><text:tab/><text:tab/><text:tab/>字段名称_52:备注<text:tab/><text:tab/><text:tab/>标签类型　文本框　非必填</text:p>
      <text:p text:style-name="P1"><text:tab/><text:tab/><text:tab/>功能名称_4:删除　　　功能类型：删除<text:span text:style-name="T6">(salaryinformation/v1/delete/{id}）</text:span></text:p>
      <text:p text:style-name="P6"><text:tab/><text:tab/><text:tab/>功能名称_<text:span text:style-name="T6">5:导入<text:tab/> <text:s text:c="6"/>功能类型：导入(salaryinformation/v1/leadExcel）</text:span></text:p>
      <text:p text:style-name="P1"><text:tab/><text:tab/><text:tab/>功能名称_<text:span text:style-name="T6">6:导出<text:tab/>　　功能类型：导出(salaryinformation/v1/export)</text:span></text:p>
      <text:p text:style-name="P7"><text:tab/><text:tab/><text:tab/>功能名称_7:上传附件 <text:s text:c="3"/>功能类型：上传附件(salaryinformation/v1/upload{id})</text:p>
      <text:p text:style-name="P7"/>
      <text:p text:style-name="P8"><text:tab/><text:tab/>　　　权限功能已经添加</text:p>
      <text:p text:style-name="P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4:34:13.778779584</meta:creation-date>
    <dc:date>2017-08-10T12:31:11.903161112</dc:date>
    <meta:editing-duration>PT5H5M5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213" meta:word-count="3204" meta:character-count="6303" meta:non-whitespace-character-count="4760"/>
  </office:meta>
</office:document-meta>
</file>